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master-page-name="">
      <style:table-properties style:width="6.7451in" style:page-number="auto" fo:break-before="auto" fo:break-after="auto" table:align="left" fo:keep-with-next="auto"/>
    </style:style>
    <style:style style:name="Table1.A" style:family="table-column">
      <style:table-column-properties style:column-width="2.1701in"/>
    </style:style>
    <style:style style:name="Table1.B" style:family="table-column">
      <style:table-column-properties style:column-width="0.9201in"/>
    </style:style>
    <style:style style:name="Table1.C" style:family="table-column">
      <style:table-column-properties style:column-width="3.6549in"/>
    </style:style>
    <style:style style:name="Table1.A1" style:family="table-cell">
      <style:table-cell-properties style:vertical-align="middle" fo:padding-left="0.125in" fo:padding-right="0.125in" fo:padding-top="0.0833in" fo:padding-bottom="0.0833in" fo:border="0.05pt solid #000000"/>
    </style:style>
    <style:style style:name="P1" style:family="paragraph" style:parent-style-name="Text_20_body">
      <style:text-properties fo:font-weight="bold"/>
    </style:style>
    <style:style style:name="P2" style:family="paragraph" style:parent-style-name="Text_20_body" style:list-style-name="L1">
      <style:text-properties fo:font-weight="bold"/>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text-properties officeooo:rsid="001745d3" officeooo:paragraph-rsid="001745d3"/>
    </style:style>
    <style:style style:name="P7" style:family="paragraph" style:parent-style-name="Text_20_body" style:list-style-name="L5"/>
    <style:style style:name="P8" style:family="paragraph" style:parent-style-name="Text_20_body" style:list-style-name="L5">
      <style:text-properties officeooo:paragraph-rsid="001745d3"/>
    </style:style>
    <style:style style:name="P9" style:family="paragraph" style:parent-style-name="Text_20_body" style:list-style-name="L6"/>
    <style:style style:name="P10" style:family="paragraph" style:parent-style-name="Text_20_body" style:list-style-name="L7"/>
    <style:style style:name="P11" style:family="paragraph" style:parent-style-name="Heading_20_2">
      <style:paragraph-properties fo:margin-top="0in" fo:margin-bottom="0.0972in" style:contextual-spacing="false" fo:line-height="115%"/>
      <style:text-properties officeooo:paragraph-rsid="0017e48f"/>
    </style:style>
    <style:style style:name="P12" style:family="paragraph" style:parent-style-name="Text_20_body">
      <style:text-properties officeooo:paragraph-rsid="0017e48f"/>
    </style:style>
    <style:style style:name="P13" style:family="paragraph" style:parent-style-name="Heading_20_3">
      <style:paragraph-properties fo:margin-top="0in" fo:margin-bottom="0.0972in" style:contextual-spacing="false" fo:line-height="115%"/>
      <style:text-properties officeooo:paragraph-rsid="0017e48f"/>
    </style:style>
    <style:style style:name="P14" style:family="paragraph" style:parent-style-name="Text_20_body" style:list-style-name="L8">
      <style:text-properties officeooo:paragraph-rsid="0017e48f"/>
    </style:style>
    <style:style style:name="P15" style:family="paragraph" style:parent-style-name="Text_20_body" style:list-style-name="L9">
      <style:text-properties officeooo:paragraph-rsid="0017e48f"/>
    </style:style>
    <style:style style:name="P16" style:family="paragraph" style:parent-style-name="Quotations">
      <style:paragraph-properties fo:margin-top="0in" fo:margin-bottom="0.0972in" style:contextual-spacing="false" fo:line-height="115%"/>
      <style:text-properties officeooo:paragraph-rsid="0017e48f"/>
    </style:style>
    <style:style style:name="P17" style:family="paragraph" style:parent-style-name="Text_20_body">
      <style:text-properties officeooo:paragraph-rsid="001b8611"/>
    </style:style>
    <style:style style:name="P18" style:family="paragraph" style:parent-style-name="Text_20_body">
      <style:text-properties officeooo:rsid="001b8611"/>
    </style:style>
    <style:style style:name="P19" style:family="paragraph" style:parent-style-name="Heading_20_3">
      <style:paragraph-properties fo:margin-top="0in" fo:margin-bottom="0.0972in" style:contextual-spacing="false" fo:line-height="115%"/>
      <style:text-properties officeooo:rsid="001b8611"/>
    </style:style>
    <style:style style:name="P20" style:family="paragraph" style:parent-style-name="Text_20_body" style:list-style-name="L10">
      <style:text-properties officeooo:rsid="001b8611"/>
    </style:style>
    <style:style style:name="P21" style:family="paragraph" style:parent-style-name="Text_20_body" style:list-style-name="L11">
      <style:text-properties officeooo:rsid="001b8611"/>
    </style:style>
    <style:style style:name="P22" style:family="paragraph" style:parent-style-name="Text_20_body">
      <style:text-properties officeooo:paragraph-rsid="001dc8c6"/>
    </style:style>
    <style:style style:name="P23"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style>
    <style:style style:name="P24"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f1f1f" loext:opacity="100%" style:font-name="Google Sans Text" fo:font-weight="bold" loext:padding="0in" loext:border="none"/>
    </style:style>
    <style:style style:name="P25"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f1f1f" loext:opacity="100%" style:font-name="Google Sans Text" loext:padding="0in" loext:border="none"/>
    </style:style>
    <style:style style:name="P26" style:family="paragraph" style:parent-style-name="Text_20_body" style:list-style-name="L12"/>
    <style:style style:name="P27" style:family="paragraph" style:parent-style-name="Heading_20_3">
      <style:paragraph-properties fo:margin-top="0in" fo:margin-bottom="0.0972in" style:contextual-spacing="false" fo:line-height="115%"/>
    </style:style>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Heading_20_2">
      <style:text-properties officeooo:paragraph-rsid="0017e48f"/>
    </style:style>
    <style:style style:name="P33" style:family="paragraph" style:parent-style-name="Text_20_body" style:list-style-name="L17">
      <style:text-properties officeooo:paragraph-rsid="0017e48f"/>
    </style:style>
    <style:style style:name="P34" style:family="paragraph" style:parent-style-name="Text_20_body" style:list-style-name="L18"/>
    <style:style style:name="P35" style:family="paragraph" style:parent-style-name="Heading_20_2">
      <style:paragraph-properties fo:margin-top="0in" fo:margin-bottom="0.0972in" style:contextual-spacing="false" fo:line-height="115%"/>
    </style:style>
    <style:style style:name="P36" style:family="paragraph" style:parent-style-name="Text_20_body" style:list-style-name="L19"/>
    <style:style style:name="T1" style:family="text">
      <style:text-properties fo:font-weight="bold"/>
    </style:style>
    <style:style style:name="T2" style:family="text">
      <style:text-properties fo:language="fr" fo:country="FR"/>
    </style:style>
    <style:style style:name="T3" style:family="text">
      <style:text-properties fo:font-style="italic"/>
    </style:style>
    <style:style style:name="T4" style:family="text">
      <style:text-properties officeooo:rsid="001b8611"/>
    </style:style>
    <style:style style:name="T5" style:family="text">
      <style:text-properties fo:font-weight="bold" officeooo:rsid="001b8611"/>
    </style:style>
    <style:style style:name="T6" style:family="text">
      <style:text-properties fo:color="#1f1f1f" loext:opacity="100%" style:font-name="Google Sans Text" loext:padding="0in" loext:border="none"/>
    </style:style>
    <style:style style:name="T7" style:family="text">
      <style:text-properties officeooo:rsid="00182f7b"/>
    </style:style>
    <style:style style:name="T8" style:family="text">
      <style:text-properties officeooo:rsid="0017e48f"/>
    </style:style>
    <style:style style:name="T9" style:family="text">
      <style:text-properties officeooo:rsid="001507c9"/>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apport de Projet : Système de Détection de Faillites d'Entreprises</text:h>
      <text:p text:style-name="P1">Module : Analyse de Données &amp; Machine Learning</text:p>
      <text:p text:style-name="P1"/>
      <text:h text:style-name="Heading_20_2" text:outline-level="2">Table des Matières</text:h>
      <text:list text:style-name="L1">
        <text:list-item>
          <text:p text:style-name="P2">Résumé Exécutif</text:p>
        </text:list-item>
        <text:list-item>
          <text:p text:style-name="P2">Introduction &amp; Objectifs</text:p>
        </text:list-item>
        <text:list-item>
          <text:p text:style-name="P2">Architecture du Projet &amp; Stack Technique</text:p>
        </text:list-item>
        <text:list-item>
          <text:p text:style-name="P2">Phase 1 : Acquisition de Données (Scraping)</text:p>
        </text:list-item>
        <text:list-item>
          <text:p text:style-name="P2">Phase 2 : Analyse Exploratoire des Données (EDA)</text:p>
        </text:list-item>
        <text:list-item>
          <text:p text:style-name="P2">Phase 3 : Préparation des Données (Preprocessing)</text:p>
        </text:list-item>
        <text:list-item>
          <text:p text:style-name="P2">Phase 4 : Sélection de Variables &amp; Réduction de Dimension</text:p>
        </text:list-item>
        <text:list-item>
          <text:p text:style-name="P2">Phase 5 : Modélisation &amp; Gestion du Déséquilibre (SMOTE)</text:p>
        </text:list-item>
        <text:list-item>
          <text:p text:style-name="P2">Phase 6 : Évaluation Métier &amp; Résultats</text:p>
        </text:list-item>
        <text:list-item>
          <text:p text:style-name="P2">Phase 7 : Déploiement &amp; Outils d'Aide à la Décision</text:p>
        </text:list-item>
        <text:list-item>
          <text:p text:style-name="P2">Conclusion &amp; Perspectiv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1. Résumé Exécutif</text:h>
      <text:p text:style-name="Text_20_body">Ce projet présente le développement d'un "stéthoscope intelligent" pour la finance : un modèle prédictif capable d'identifier les signaux faibles de faillite chez les entreprises. En analysant 6 819 entités, nous avons mis au point un pipeline automatisé allant du scraping à la génération de rapports de risques. Grâce à l'utilisation du Gradient Boosting et de techniques de rééquilibrage de données (SMOTE), le modèle atteint un score de détection (Recall) de 75 %, transformant des ratios complexes en alertes décisionnelles.</text:p>
      <text:h text:style-name="Heading_20_2" text:outline-level="2">2. Introduction &amp; Objectifs</text:h>
      <text:p text:style-name="Text_20_body">La faillite n'est pas un événement soudain, mais l'aboutissement d'une dégradation progressive de ratios financiers. L'objectif est de transformer des données comptables brutes en une alerte précoce.</text:p>
      <text:list text:style-name="L2">
        <text:list-item>
          <text:p text:style-name="P3"><text:span text:style-name="T1">Problématique</text:span> : Comment anticiper la faillite dans un jeu de données où les entreprises saines sont ultra-majoritaires ?</text:p>
        </text:list-item>
        <text:list-item>
          <text:p text:style-name="P3"><text:span text:style-name="T1">Valeur ajoutée</text:span> : Réduire le coût des "faux négatifs" (prêter à une entreprise qui va faire faillite).</text:p>
        </text:list-item>
      </text:list>
      <text:h text:style-name="Heading_20_2" text:outline-level="2">3. Architecture du Projet &amp; Stack Technique</text:h>
      <text:p text:style-name="Text_20_body">Le projet suit une structure modulaire pour garantir la reproductibilité :</text:p>
      <text:list text:style-name="L3">
        <text:list-item>
          <text:p text:style-name="P4"><text:span text:style-name="T1">Langage</text:span> : Python 3</text:p>
        </text:list-item>
        <text:list-item>
          <text:p text:style-name="P4"><text:span text:style-name="T1">Data Science</text:span> : Pandas, Numpy, Scikit-Learn</text:p>
        </text:list-item>
        <text:list-item>
          <text:p text:style-name="P4"><text:span text:style-name="T1">Visualisation</text:span> : Matplotlib, Seaborn</text:p>
        </text:list-item>
        <text:list-item>
          <text:p text:style-name="P4"><text:span text:style-name="T1">Interface</text:span> : Streamlit pour l'application Web</text:p>
        </text:list-item>
        <text:list-item>
          <text:p text:style-name="P4"><text:span text:style-name="T1">Reporting</text:span> : FPDF pour l'export automatique</text:p>
        </text:list-item>
      </text:list>
      <text:h text:style-name="Heading_20_2" text:outline-level="2">4. Phase 1 : Acquisition de Données (Scraping)</text:h>
      <text:p text:style-name="Text_20_body">Pour enrichir ou tester le modèle, un module de scraping (<text:span text:style-name="Source_20_Text">run_scraping.py</text:span>) a été mis en place. <text:span text:style-name="T1">Sources suggérées pour le scraping :</text:span></text:p>
      <text:list text:style-name="L4">
        <text:list-item>
          <text:p text:style-name="P5"><text:span text:style-name="T1">Yahoo Finance</text:span> : Pour les ratios en temps réel (ex: <text:span text:style-name="Source_20_Text">https://finance.yahoo.com/quote/AAPL/key-statistics</text:span>).</text:p>
        </text:list-item>
        <text:list-item>
          <text:p text:style-name="P5"><text:span text:style-name="T1">Investing.com</text:span> : Pour les bilans historiques (ex: <text:span text:style-name="Source_20_Text">https://www.investing.com/equities/apple-computer-inc-financial-summary</text:span>).</text:p>
        </text:list-item>
        <text:list-item>
          <text:p text:style-name="P5"><text:span text:style-name="T1">EDGAR (SEC)</text:span> : Pour les rapports officiels 10-K des entreprises américaines</text:p>
        </text:list-item>
      </text:list>
      <text:p text:style-name="P6"><text:soft-page-break/>Aussi <text:span text:style-name="T2">différents datasets trouvés sur Kaggle et GitHub ont été ajoutés pour avoir le maximum de données possibles. </text:span><text:s/></text:p>
      <text:h text:style-name="Heading_20_2" text:outline-level="2">5. Phase 2 : Analyse Exploratoire des Données (EDA)</text:h>
      <text:p text:style-name="Text_20_body">L'EDA a révélé la complexité du dataset. L'exploration initiale a permis de comprendre la structure profonde du jeu de données :</text:p>
      <text:list text:style-name="L5">
        <text:list-item>
          <text:p text:style-name="P7"><text:span text:style-name="T1">Volume et Nature</text:span> : Le dataset comprend <text:span text:style-name="T1">6 819 entreprises</text:span> caractérisées par <text:span text:style-name="T1">95 variables</text:span> financières initiales.</text:p>
        </text:list-item>
        <text:list-item>
          <text:p text:style-name="P7"><text:span text:style-name="T1">Le Défi du Déséquilibre</text:span> : Seules <text:span text:style-name="T1">220 entreprises (3,23 %)</text:span> sont en faillite, contre 6 599 entreprises saines. Ce déséquilibre massif impose des techniques spécifiques pour éviter que le modèle ne soit "paresseux".</text:p>
        </text:list-item>
        <text:list-item>
          <text:p text:style-name="P7"><text:span text:style-name="T1">Analyses Statistiques</text:span> : Les distributions sont majoritairement non-normales avec une forte asymétrie (skewness). Les variables les plus discriminantes identifiées incluent le "Net Income to Total Assets" et le "Cash Flow to Total Assets".</text:p>
        </text:list-item>
        <text:list-item>
          <text:p text:style-name="P8"><text:span text:style-name="T1">Corrélation clé</text:span> : Le ratio <text:span text:style-name="T3">"Net Income to Total Assets"</text:span> s'est imposé comme l'indicateur le plus fiable de la santé financière.</text:p>
        </text:list-item>
      </text:list>
      <text:p text:style-name="Text_20_body"/>
      <text:h text:style-name="Heading_20_2" text:outline-level="2">6. Phase 3 : Préparation des Données (Preprocessing)</text:h>
      <text:p text:style-name="Text_20_body">Le "carburant" du modèle doit être purifié. Le nettoyage a été conçu pour stabiliser les modèles face aux données financières souvent volatiles :</text:p>
      <text:list text:style-name="L6">
        <text:list-item>
          <text:p text:style-name="P9"><text:span text:style-name="T1">Traitement des Valeurs Aberrantes</text:span> : Application de la <text:span text:style-name="T1">Winsorisation</text:span> (seuils 1% et 99%) pour limiter l'impact des valeurs extrêmes sans perte d'information.</text:p>
        </text:list-item>
        <text:list-item>
          <text:p text:style-name="P9"><text:span text:style-name="T1">Mise à l'échelle</text:span> : Utilisation du <text:span text:style-name="T1">RobustScaler</text:span>, basé sur les quartiles, pour rendre les variables comparables tout en restant insensible aux outliers résiduels.</text:p>
        </text:list-item>
        <text:list-item>
          <text:p text:style-name="P9"><text:span text:style-name="T1">Nettoyage final</text:span> : Suppression des variables constantes (variance nulle) et gestion des valeurs manquantes par imputation.</text:p>
        </text:list-item>
      </text:list>
      <text:p text:style-name="Text_20_body"/>
      <text:h text:style-name="Heading_20_2" text:outline-level="2">7. Phase 4 : Sélection de Variables &amp; Réduction de Dimension</text:h>
      <text:p text:style-name="Text_20_body">Pour éviter le "bruit" et le surapprentissage (overfitting). Pour maximiser la performance et l'interprétabilité, nous avons réduit la complexité :</text:p>
      <text:list text:style-name="L7">
        <text:list-item>
          <text:p text:style-name="P10"><text:span text:style-name="T1">Sélection de Variables (Feature Selection)</text:span> : En croisant des méthodes comme l'information mutuelle et l'importance des forêts aléatoires, nous avons sélectionné les <text:span text:style-name="T1">17 variables les plus prédictives</text:span>. Ces variables couvrent la rentabilité, la liquidité et la structure de capital.</text:p>
        </text:list-item>
        <text:list-item>
          <text:p text:style-name="P10"><text:soft-page-break/><text:span text:style-name="T1">Réduction de Dimension (PCA)</text:span> : L'Analyse en Composantes Principales a montré que les <text:span text:style-name="T1">10 premières composantes expliquent environ 80 % de la variance</text:span> totale. Cela permet une visualisation simplifiée et réduit les risques de surapprentissage.</text:p>
        </text:list-item>
      </text:list>
      <text:h text:style-name="P11" text:outline-level="2">Focus Technique: Sélection des 17 Variables Clés</text:h>
      <text:p text:style-name="P12">Passer de <text:span text:style-name="T1">95 variables</text:span> à <text:span text:style-name="T1">17 variables</text:span> n'est pas une simple réduction ; c'est une étape de filtrage du "bruit" pour ne garder que les signaux financiers les plus puissants.</text:p>
      <text:h text:style-name="P13" text:outline-level="3">Méthodologie de Sélection</text:h>
      <text:p text:style-name="P12">Pour garantir la robustesse de notre choix, nous n'avons pas utilisé une seule méthode, mais un <text:span text:style-name="T1">système de vote</text:span> croisant 5 approches :</text:p>
      <text:list text:style-name="L8">
        <text:list-item>
          <text:p text:style-name="P14"><text:span text:style-name="T1">ANOVA (F-Test)</text:span> : Analyse de la variance pour tester si les moyennes des ratios diffèrent significativement entre les deux classes.</text:p>
        </text:list-item>
        <text:list-item>
          <text:p text:style-name="P14"><text:span text:style-name="T1">Mutual Information</text:span> : Mesure de la dépendance statistique entre les variables (capture les relations non-linéaires).</text:p>
        </text:list-item>
        <text:list-item>
          <text:p text:style-name="P14"><text:span text:style-name="T1">Random Forest Importance</text:span> : Évaluation de l'impact de chaque variable sur la pureté des nœuds de l'arbre de décision.</text:p>
        </text:list-item>
        <text:list-item>
          <text:p text:style-name="P14"><text:span text:style-name="T1">L1 Regularization (Lasso)</text:span> : Pénalisation des coefficients les moins importants à zéro.</text:p>
        </text:list-item>
        <text:list-item>
          <text:p text:style-name="P14"><text:span text:style-name="T1">Recursive Feature Elimination (RFE)</text:span> : Suppression itérative des variables les moins performantes.</text:p>
        </text:list-item>
      </text:list>
      <text:h text:style-name="P13" text:outline-level="3">Analyse des Indicateurs Retenus</text:h>
      <text:p text:style-name="P12">Parmi les <text:span text:style-name="T1">17 variables calculées</text:span>, plusieurs piliers de l'analyse financière se dégagent :</text:p>
      <text:list text:style-name="L9">
        <text:list-item>
          <text:p text:style-name="P15"><text:span text:style-name="T1">Rentabilité</text:span> : Le ratio <text:span text:style-name="T1">"Net Income to Total Assets"</text:span> est apparu comme le prédicteur le plus fort de survie.</text:p>
        </text:list-item>
        <text:list-item>
          <text:p text:style-name="P15"><text:span text:style-name="T1">Liquidité</text:span> : Capacité de l'entreprise à couvrir ses dettes à court terme.</text:p>
        </text:list-item>
        <text:list-item>
          <text:p text:style-name="P15"><text:span text:style-name="T1">Structure de la Dette</text:span> : Ratio d'endettement par rapport aux actifs totaux.</text:p>
        </text:list-item>
        <text:list-item>
          <text:p text:style-name="P15"><text:span text:style-name="T1">Efficacité Opérationnelle</text:span> : Rotation des actifs et marges brutes.</text:p>
        </text:list-item>
      </text:list>
      <text:p text:style-name="P16"><text:span text:style-name="T1">Note méthodologique</text:span> : En réduisant le nombre de variables, nous avons non seulement amélioré la rapidité du modèle, mais nous avons surtout réduit le risque que le modèle trouve des corrélations "fantômes" qui n'existent pas dans la réalité économique.</text:p>
      <text:h text:style-name="Heading_20_2" text:outline-level="2">8. Phase 5 : Modélisation &amp; Gestion du Déséquilibre</text:h>
      <text:p text:style-name="Text_20_body">Nous avons testé plusieurs algorithmes. Le défi majeur étant la rareté des faillites, nous avons appliqué la technique <text:span text:style-name="T1">SMOTE</text:span> (Synthetic Minority Over-sampling Technique) pour générer des cas de faillite synthétiques et équilibrer l'apprentissage.</text:p>
      <text:p text:style-name="P17"><text:soft-page-break/><text:span text:style-name="T4">Le </text:span><text:span text:style-name="T5">ROC-AUC</text:span><text:span text:style-name="T4"> est une mesure qui permet d'évaluer la qualité d'un modèle de classification (comme prédire si un email est un spam ou non), peu importe le "seuil" de décision choisi.</text:span></text:p>
      <text:p text:style-name="P18">Voici la décomposition simple des deux termes :</text:p>
      <text:h text:style-name="P19" text:outline-level="3">La Courbe ROC (<text:span text:style-name="T3">Receiver Operating Characteristic</text:span>)</text:h>
      <text:p text:style-name="P18">C'est un graphique qui montre la performance du modèle en comparant deux indicateurs à chaque seuil possible :</text:p>
      <text:list text:style-name="L10">
        <text:list-item>
          <text:p text:style-name="P20"><text:span text:style-name="T1">Le Taux de Vrais Positifs (Sensibilité) :</text:span> La capacité du modèle à trouver tous les "vrais" cas positifs (ex: détecter tous les malades).</text:p>
        </text:list-item>
        <text:list-item>
          <text:p text:style-name="P20"><text:span text:style-name="T1">Le Taux de Faux Positifs :</text:span> Le risque de se tromper en prédisant un positif alors que c'est un négatif (ex: dire à une personne saine qu'elle est malade).</text:p>
        </text:list-item>
      </text:list>
      <text:h text:style-name="P19" text:outline-level="3">L'AUC (<text:span text:style-name="T3">Area Under the Curve</text:span>)</text:h>
      <text:p text:style-name="P18">L'AUC est tout simplement <text:span text:style-name="T1">l'aire (la surface)</text:span> située sous cette fameuse courbe ROC. C'est un score unique compris entre <text:span text:style-name="T1">0 et 1</text:span> qui résume la performance globale :</text:p>
      <text:list text:style-name="L11">
        <text:list-item>
          <text:p text:style-name="P21"><text:span text:style-name="T1">AUC = 1.0 :</text:span> Le modèle est parfait. Il ne se trompe jamais.</text:p>
        </text:list-item>
        <text:list-item>
          <text:p text:style-name="P21"><text:span text:style-name="T1">AUC = 0.5 :</text:span> Le modèle est inutile. C'est l'équivalent de jouer à pile ou face.</text:p>
        </text:list-item>
        <text:list-item>
          <text:p text:style-name="P21"><text:span text:style-name="T1">AUC &lt; 0.5 :</text:span> Le modèle fait moins bien que le hasard (il inverse probablement les classes).</text:p>
        </text:list-item>
      </text:list>
      <text:h text:style-name="P19" text:outline-level="3">Pourquoi c'est utile ?</text:h>
      <text:p text:style-name="P18">Contrairement à la simple "Précision" (Accuracy), le ROC-AUC ne change pas si vous changez votre seuil de décision (par exemple, si vous devenez plus "sévère" ou plus "laxiste" pour classer un dossier en fraude).</text:p>
      <text:p text:style-name="P18"><text:span text:style-name="T1">En résumé :</text:span> L'AUC mesure la capacité du modèle à <text:span text:style-name="T1">bien classer</text:span> un exemple positif par rapport à un exemple négatif. Plus le score est proche de 1, plus votre modèle sait faire la différence entre les deux catégories.</text:p>
      <text:p text:style-name="P22"><text:span text:style-name="T1">Résultats des tests :</text:span>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3"><text:span text:style-name="Strong_20_Emphasis"><text:span text:style-name="T6">Modèle</text:span></text:span></text:p>
            </table:table-cell>
            <table:table-cell table:style-name="Table1.A1" office:value-type="string">
              <text:p text:style-name="P23"><text:span text:style-name="Strong_20_Emphasis"><text:span text:style-name="T6">ROC-AUC</text:span></text:span></text:p>
            </table:table-cell>
            <table:table-cell table:style-name="Table1.A1" office:value-type="string">
              <text:p text:style-name="P23"><text:span text:style-name="Strong_20_Emphasis"><text:span text:style-name="T6">Commentaire</text:span></text:span></text:p>
            </table:table-cell>
          </table:table-row>
        </table:table-header-rows>
        <table:table-row>
          <table:table-cell table:style-name="Table1.A1" office:value-type="string">
            <text:p text:style-name="P24">Régression Logistique</text:p>
          </table:table-cell>
          <table:table-cell table:style-name="Table1.A1" office:value-type="string">
            <text:p text:style-name="P25">0.29</text:p>
          </table:table-cell>
          <table:table-cell table:style-name="Table1.A1" office:value-type="string">
            <text:p text:style-name="P25">Trop simpliste pour ces données</text:p>
          </table:table-cell>
        </table:table-row>
        <table:table-row>
          <table:table-cell table:style-name="Table1.A1" office:value-type="string">
            <text:p text:style-name="P24">Random Forest</text:p>
          </table:table-cell>
          <table:table-cell table:style-name="Table1.A1" office:value-type="string">
            <text:p text:style-name="P25">0.92</text:p>
          </table:table-cell>
          <table:table-cell table:style-name="Table1.A1" office:value-type="string">
            <text:p text:style-name="P25">Très performant</text:p>
          </table:table-cell>
        </table:table-row>
        <table:table-row>
          <table:table-cell table:style-name="Table1.A1" office:value-type="string">
            <text:p text:style-name="P24">Gradient Boosting</text:p>
          </table:table-cell>
          <table:table-cell table:style-name="Table1.A1" office:value-type="string">
            <text:p text:style-name="P25">0.93</text:p>
          </table:table-cell>
          <table:table-cell table:style-name="Table1.A1" office:value-type="string">
            <text:p text:style-name="P25">Meilleur compromis précision/rappel</text:p>
          </table:table-cell>
        </table:table-row>
      </table:table>
      <text:p text:style-name="Text_20_body"/>
      <text:h text:style-name="Heading_20_3" text:outline-level="3"><text:soft-page-break/><text:span text:style-name="T7">a</text:span>. Le cas critique : Régression Logistique (0.29)</text:h>
      <text:p text:style-name="Text_20_body">Un score de <text:span text:style-name="T1">0.29</text:span> est très inhabituel et révèle un problème majeur :</text:p>
      <text:list text:style-name="L12">
        <text:list-item>
          <text:p text:style-name="P26"><text:span text:style-name="T1">Performance "pire que le hasard" :</text:span> Un modèle aléatoire obtient normalement 0.50. Un score de 0.29 signifie que votre modèle se trompe systématiquement.</text:p>
        </text:list-item>
        <text:list-item>
          <text:p text:style-name="P26"><text:span text:style-name="T1">Inversion des classes :</text:span> Souvent, un score aussi bas indique que le modèle a inversé les étiquettes (il prédit "A" quand c'est "B").</text:p>
        </text:list-item>
        <text:list-item>
          <text:p text:style-name="P26"><text:span text:style-name="T1">Non-linéarité :</text:span> Cela confirme aussi que les relations entre vos variables ne sont absolument pas linéaires ; la régression logistique est incapable de saisir la structure des données.</text:p>
        </text:list-item>
      </text:list>
      <text:h text:style-name="P27" text:outline-level="3"><text:span text:style-name="T7">b</text:span>. L'excellence : Random Forest (0.92) et Gradient Boosting (0.93)</text:h>
      <text:p text:style-name="Text_20_body">Ces scores sont excellents et suggèrent que le signal dans vos données est fort :</text:p>
      <text:list text:style-name="L13">
        <text:list-item>
          <text:p text:style-name="P28"><text:span text:style-name="T1">Random Forest (0.92) :</text:span> Très robuste, il gère bien les valeurs aberrantes et les interactions complexes sans trop de réglages.</text:p>
        </text:list-item>
        <text:list-item>
          <text:p text:style-name="P28"><text:span text:style-name="T1">Gradient Boosting (0.93) :</text:span> Il surclasse légèrement le Random Forest en corrigeant les erreurs des arbres précédents de manière itérative. C'est souvent le choix privilégié pour la mise en production</text:p>
        </text:list-item>
      </text:list>
      <text:p text:style-name="Text_20_body"/>
      <text:p text:style-name="Text_20_body">Le cœur du projet repose sur la comparaison rigoureuse d'algorithmes et le traitement du déséquilibre de classes.</text:p>
      <text:list text:style-name="L14">
        <text:list-item>
          <text:p text:style-name="P29"><text:span text:style-name="T1">Rééquilibrage SMOTE</text:span> : Pour compenser la rareté des faillites, la technique <text:span text:style-name="T1">SMOTE</text:span> a été appliquée pour générer des exemples synthétiques, forçant le modèle à apprendre les caractéristiques réelles du risque.</text:p>
        </text:list-item>
        <text:list-item>
          <text:p text:style-name="P29"><text:span text:style-name="T1">Comparaison des Modèles</text:span> :</text:p>
          <text:list>
            <text:list-item>
              <text:p text:style-name="P29"><text:span text:style-name="T1">Régression Logistique</text:span> : Performance limitée (ROC-AUC bas) face à la complexité des données.</text:p>
            </text:list-item>
            <text:list-item>
              <text:p text:style-name="P29"><text:span text:style-name="T1">Random Forest</text:span> : Très solide (ROC-AUC de 0,92).</text:p>
            </text:list-item>
            <text:list-item>
              <text:p text:style-name="P29"><text:span text:style-name="T1">Gradient Boosting (Gagnant)</text:span> : Le modèle final offre la meilleure séparation avec un <text:span text:style-name="T1">ROC-AUC de 0,93</text:span>.</text:p>
            </text:list-item>
          </text:list>
        </text:list-item>
      </text:list>
      <text:h text:style-name="Heading_20_2" text:outline-level="2">Focus Technique : La Gestion du Déséquilibre avec SMOTE</text:h>
      <text:p text:style-name="Text_20_body">Dans notre jeu de données, la classe minoritaire (entreprises en faillite) ne représente que <text:span text:style-name="T1">3,23 %</text:span> du total. Si nous entraînions un modèle sur ces données brutes, il tendrait à prédire systématiquement "Pas de Faillite" pour obtenir une précision de 96,77 %, ce qui rendrait l'outil inutile pour la détection de risques.</text:p>
      <text:p text:style-name="Text_20_body">Pour pallier ce problème, nous avons utilisé la technique <text:span text:style-name="T1">SMOTE</text:span> (Synthetic Minority Over-sampling Technique).</text:p>
      <text:h text:style-name="P27" text:outline-level="3"><text:soft-page-break/>Pourquoi SMOTE et non un simple sur-échantillonnage ?</text:h>
      <text:list text:style-name="L15">
        <text:list-item>
          <text:p text:style-name="P30"><text:span text:style-name="T1">Éviter le Surapprentissage (Overfitting)</text:span> : Contrairement au sur-échantillonnage classique qui duplique simplement les lignes existantes, SMOTE crée de nouvelles données synthétiques.</text:p>
        </text:list-item>
        <text:list-item>
          <text:p text:style-name="P30"><text:span text:style-name="T1">Fonctionnement Géométrique</text:span> : L'algorithme sélectionne un point de la classe minoritaire et trouve ses plus proches voisins. Il crée ensuite de nouveaux points le long des segments de droite reliant ces voisins.</text:p>
        </text:list-item>
        <text:list-item>
          <text:p text:style-name="P30"><text:span text:style-name="T1">Conséquence sur l'Apprentissage</text:span> : Cela permet au modèle de mieux définir la "frontière de décision" entre une entreprise saine et une entreprise à risque, au lieu de simplement mémoriser des cas spécifiques.</text:p>
        </text:list-item>
      </text:list>
      <text:h text:style-name="Heading_20_2" text:outline-level="2">9. Évaluation Métier &amp; Résultats</text:h>
      <text:p text:style-name="Text_20_body">L'exactitude globale (<text:span text:style-name="T3">Accuracy</text:span>) est ici sans intérêt. Nous privilégions le <text:span text:style-name="T1">Rappel (Recall) de 75 %</text:span>. L'évaluation ne se base pas sur l'exactitude globale, mais sur l'utilité réelle pour un décideur financier :</text:p>
      <text:list text:style-name="L16">
        <text:list-item>
          <text:p text:style-name="P31"><text:span text:style-name="T1">Le Rappel (Recall) de 75 %</text:span> : Le modèle détecte 3 faillites sur 4.</text:p>
        </text:list-item>
        <text:list-item>
          <text:p text:style-name="P31"><text:span text:style-name="T1">Logique de Gestion des Risques</text:span> : Pour une institution financière, manquer une faillite (Faux Négatif) coûte infiniment plus cher que d'analyser manuellement une fausse alerte (Faux Positif). Le modèle est donc paramétré pour être "sensible".</text:p>
        </text:list-item>
      </text:list>
      <text:h text:style-name="P32" text:outline-level="2">Focus Technique : Interprétabilité du Modèle (L'IA Responsable)</text:h>
      <text:p text:style-name="P12">L'un des défis majeurs en finance est de passer d'une "boîte noire" (un score sans explication) à un outil d'aide à la décision transparent. Un banquier ou un investisseur ne peut pas se contenter d'un "Oui/Non" ; il doit comprendre <text:span text:style-name="T1">pourquoi</text:span> le modèle a détecté un risque de faillite.</text:p>
      <text:h text:style-name="P13" text:outline-level="3">L'Approche SHAP (SHapley Additive exPlanations)</text:h>
      <text:p text:style-name="P12">Dans ce projet, nous avons intégré des techniques d'interprétabilité pour décomposer chaque prédiction.</text:p>
      <text:list text:style-name="L17">
        <text:list-item>
          <text:p text:style-name="P33"><text:span text:style-name="T1">Analyse de l'importance globale</text:span> : Le modèle montre que les variables liées à la rentabilité nette et à la structure de la dette sont les plus déterminantes pour la prédiction globale.</text:p>
        </text:list-item>
        <text:list-item>
          <text:p text:style-name="P33"><text:span text:style-name="T1">Interprétation locale</text:span> : Pour chaque entreprise testée dans l'application Streamlit, l'utilisateur peut voir quelles variables ont "poussé" le score vers la faillite (en rouge) et lesquelles l'ont stabilisé (en bleu).</text:p>
          <text:list>
            <text:list-item>
              <text:p text:style-name="P33"><text:span text:style-name="T3">Exemple</text:span> : Une entreprise peut avoir un score de risque élevé non pas par manque de revenus, mais à cause d'un ratio de liquidité trop faible pour honorer ses dettes immédiates.</text:p>
            </text:list-item>
          </text:list>
        </text:list-item>
      </text:list>
      <text:h text:style-name="P13" text:outline-level="3"><text:soft-page-break/>Justification du Coût de l'Erreur</text:h>
      <text:p text:style-name="P12">L'interprétabilité nous permet de valider notre choix de privilégier le <text:span text:style-name="T1">Rappel (Recall)</text:span>. En expliquant que le modèle est "sensible" aux signaux de faillite pour éviter des pertes totales de capital, nous alignons la performance mathématique avec les impératifs métiers de la gestion des risques.</text:p>
      <text:h text:style-name="Heading_20_2" text:outline-level="2">10. Phase 6 : Déploiement &amp; Outils d'Aide à la Décision</text:h>
      <text:p text:style-name="Text_20_body">Le projet ne s'arrête pas au code. Une application <text:span text:style-name="T1">Streamlit</text:span> permet à un analyste. Le projet aboutit à une interface <text:span text:style-name="T1">Streamlit</text:span> opérationnelle qui intègre :</text:p>
      <text:list text:style-name="L18">
        <text:list-item>
          <text:p text:style-name="P34"><text:span text:style-name="T1">Scraping Intégré</text:span> : Possibilité de charger des données en direct via des sources externes comme Yahoo Finance, <text:span text:style-name="T8">GitHub, kaggle etc</text:span>.</text:p>
        </text:list-item>
        <text:list-item>
          <text:p text:style-name="P34"><text:span text:style-name="T1">Interprétabilité (SHAP)</text:span> : Le score de risque est accompagné des facteurs explicatifs, permettant à l'analyste de comprendre quel ratio financier dégrade la note de l'entreprise.</text:p>
        </text:list-item>
        <text:list-item>
          <text:p text:style-name="P34"><text:span text:style-name="T1">Reporting Automatisé</text:span> : Génération instantanée d'un rapport PDF synthétisant l'analyse pour les comités de crédit.</text:p>
        </text:list-item>
      </text:list>
      <text:p text:style-name="Text_20_body"/>
      <text:h text:style-name="P35" text:outline-level="2"><text:span text:style-name="T9">11. </text:span>Conclusion Générale</text:h>
      <text:p text:style-name="Text_20_body">Ce projet a permis de concevoir un pipeline complet de Data Science appliqué à la détection de faillites financières.</text:p>
      <text:p text:style-name="P1">Synthèse des réalisations :</text:p>
      <text:list text:style-name="L19">
        <text:list-item>
          <text:p text:style-name="P36"><text:span text:style-name="T1">Maîtrise du cycle de la donnée</text:span> : De la récupération automatisée par scraping à la préparation rigoureuse des données (Winsorisation, Robust Scaling).</text:p>
        </text:list-item>
        <text:list-item>
          <text:p text:style-name="P36"><text:span text:style-name="T1">Expertise technique</text:span> : Mise en œuvre d'une stratégie de sélection de variables multicritères et résolution du problème de déséquilibre de classes via l'algorithme SMOTE.</text:p>
        </text:list-item>
        <text:list-item>
          <text:p text:style-name="P36"><text:span text:style-name="T1">Performance et Fiabilité</text:span> : Obtention d'un modèle de Gradient Boosting performant avec un ROC-AUC de 0,93 et un rappel de 75 %, garantissant une détection efficace des entreprises vulnérables.</text:p>
        </text:list-item>
        <text:list-item>
          <text:p text:style-name="P36"><text:span text:style-name="T1">Livrable opérationnel</text:span> : Création d'une interface Streamlit interactive permettant une analyse en temps réel et une génération de rapports PDF professionnels.</text:p>
        </text:list-item>
      </text:list>
      <text:p text:style-name="Text_20_body">Ce projet démontre qu'une approche méthodologique rigoureuse — de la préparation minutieuse des données à la gestion du déséquilibre par SMOTE — permet de transformer des chiffres comptables bruts en un outil prédictif puissant. En atteignant un ROC-AUC de 0,93, ce système offre une base solide pour la surveillance financière automatisée.</text:p>
      <text:p text:style-name="Text_20_body"><text:span text:style-name="T1">Perspectives :</text:span> Bien que robuste sur les ratios financiers classiques, le modèle pourrait être enrichi par l'intégration de données macro-économiques (taux d'intérêt, inflation) ou l'analyse de sentiment issue <text:soft-page-break/>des rapports annuels (NLP). Ce travail pose les bases d'un outil d'intelligence augmentée, transformant la donnée brute en une vision stratégique des risques de dema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5T01:11:19.344055266</meta:creation-date>
    <dc:date>2026-01-15T13:28:13.471690892</dc:date>
    <meta:editing-duration>PT16M38S</meta:editing-duration>
    <meta:editing-cycles>7</meta:editing-cycles>
    <meta:generator>LibreOffice/25.2.2.2$Linux_X86_64 LibreOffice_project/520$Build-2</meta:generator>
    <meta:document-statistic meta:table-count="1" meta:image-count="0" meta:object-count="0" meta:page-count="9" meta:paragraph-count="142" meta:word-count="2399" meta:character-count="15303" meta:non-whitespace-character-count="13110"/>
  </office:meta>
</office:document-meta>
</file>